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ined_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Default"/>
        <table:table-column table:style-name="co3" table:number-columns-repeated="1014" table:default-cell-style-name="ce3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1</text:p>
          </table:table-cell>
          <table:table-cell office:value-type="float" office:value="121" calcext:value-type="float">
            <text:p>121</text:p>
          </table:table-cell>
          <table:table-cell office:value-type="float" office:value="0.56655" calcext:value-type="float">
            <text:p>0.56655</text:p>
          </table:table-cell>
          <table:table-cell office:value-type="float" office:value="54.963469314653" calcext:value-type="float">
            <text:p>54.9634693146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10</text:p>
          </table:table-cell>
          <table:table-cell office:value-type="float" office:value="171" calcext:value-type="float">
            <text:p>171</text:p>
          </table:table-cell>
          <table:table-cell office:value-type="float" office:value="0.75668" calcext:value-type="float">
            <text:p>0.75668</text:p>
          </table:table-cell>
          <table:table-cell office:value-type="float" office:value="54.8887292802409" calcext:value-type="float">
            <text:p>54.88872928024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11</text:p>
          </table:table-cell>
          <table:table-cell office:value-type="float" office:value="92" calcext:value-type="float">
            <text:p>92</text:p>
          </table:table-cell>
          <table:table-cell office:value-type="float" office:value="0.34336" calcext:value-type="float">
            <text:p>0.34336</text:p>
          </table:table-cell>
          <table:table-cell office:value-type="float" office:value="101.567691767321" calcext:value-type="float">
            <text:p>101.567691767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C-13</text:p>
          </table:table-cell>
          <table:table-cell office:value-type="float" office:value="186" calcext:value-type="float">
            <text:p>186</text:p>
          </table:table-cell>
          <table:table-cell office:value-type="float" office:value="0.9059" calcext:value-type="float">
            <text:p>0.9059</text:p>
          </table:table-cell>
          <table:table-cell office:value-type="float" office:value="86.4028649050969" calcext:value-type="float">
            <text:p>86.40286490509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2</text:p>
          </table:table-cell>
          <table:table-cell office:value-type="float" office:value="383" calcext:value-type="float">
            <text:p>383</text:p>
          </table:table-cell>
          <table:table-cell office:value-type="float" office:value="1.1168" calcext:value-type="float">
            <text:p>1.1168</text:p>
          </table:table-cell>
          <table:table-cell office:value-type="float" office:value="52.5708121630268" calcext:value-type="float">
            <text:p>52.57081216302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3</text:p>
          </table:table-cell>
          <table:table-cell office:value-type="float" office:value="186" calcext:value-type="float">
            <text:p>186</text:p>
          </table:table-cell>
          <table:table-cell office:value-type="float" office:value="1.05714" calcext:value-type="float">
            <text:p>1.05714</text:p>
          </table:table-cell>
          <table:table-cell office:value-type="float" office:value="88.1984219406905" calcext:value-type="float">
            <text:p>88.19842194069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4</text:p>
          </table:table-cell>
          <table:table-cell office:value-type="float" office:value="236" calcext:value-type="float">
            <text:p>236</text:p>
          </table:table-cell>
          <table:table-cell office:value-type="float" office:value="1.11555" calcext:value-type="float">
            <text:p>1.11555</text:p>
          </table:table-cell>
          <table:table-cell office:value-type="float" office:value="82.6827152209787" calcext:value-type="float">
            <text:p>82.6827152209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5</text:p>
          </table:table-cell>
          <table:table-cell office:value-type="float" office:value="95" calcext:value-type="float">
            <text:p>95</text:p>
          </table:table-cell>
          <table:table-cell office:value-type="float" office:value="0.23476" calcext:value-type="float">
            <text:p>0.23476</text:p>
          </table:table-cell>
          <table:table-cell office:value-type="float" office:value="101.46868640593" calcext:value-type="float">
            <text:p>101.468686405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6</text:p>
          </table:table-cell>
          <table:table-cell office:value-type="float" office:value="142" calcext:value-type="float">
            <text:p>142</text:p>
          </table:table-cell>
          <table:table-cell office:value-type="float" office:value="0.57862" calcext:value-type="float">
            <text:p>0.57862</text:p>
          </table:table-cell>
          <table:table-cell office:value-type="float" office:value="101.528434587093" calcext:value-type="float">
            <text:p>101.5284345870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C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C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C-9</text:p>
          </table:table-cell>
          <table:table-cell office:value-type="float" office:value="72" calcext:value-type="float">
            <text:p>72</text:p>
          </table:table-cell>
          <table:table-cell office:value-type="float" office:value="0.20045" calcext:value-type="float">
            <text:p>0.20045</text:p>
          </table:table-cell>
          <table:table-cell office:value-type="float" office:value="53.2050329586899" calcext:value-type="float">
            <text:p>53.20503295868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-truss</text:p>
          </table:table-cell>
          <table:table-cell office:value-type="float" office:value="13" calcext:value-type="float">
            <text:p>1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10166.572803636" calcext:value-type="float">
            <text:p>10166.572803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1</text:p>
          </table:table-cell>
          <table:table-cell office:value-type="float" office:value="8" calcext:value-type="float">
            <text:p>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17.0000000603506" calcext:value-type="float">
            <text:p>17.00000006035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1m</text:p>
          </table:table-cell>
          <table:table-cell office:value-type="float" office:value="11" calcext:value-type="float">
            <text:p>11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17.000000010036" calcext:value-type="float">
            <text:p>17.0000000100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2</text:p>
          </table:table-cell>
          <table:table-cell office:value-type="float" office:value="15" calcext:value-type="float">
            <text:p>15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6597.99999762156" calcext:value-type="float">
            <text:p>6597.99999762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2m</text:p>
          </table:table-cell>
          <table:table-cell office:value-type="float" office:value="14" calcext:value-type="float">
            <text:p>14</text:p>
          </table:table-cell>
          <table:table-cell office:value-type="float" office:value="0.0115" calcext:value-type="float">
            <text:p>0.0115</text:p>
          </table:table-cell>
          <table:table-cell office:value-type="float" office:value="-6597.99999958798" calcext:value-type="float">
            <text:p>-6597.999999587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3</text:p>
          </table:table-cell>
          <table:table-cell office:value-type="float" office:value="11" calcext:value-type="float">
            <text:p>1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12.6787113424439" calcext:value-type="float">
            <text:p>-12.6787113424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3m</text:p>
          </table:table-cell>
          <table:table-cell office:value-type="float" office:value="11" calcext:value-type="float">
            <text:p>11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-12.6787145167166" calcext:value-type="float">
            <text:p>-12.6787145167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m-milanc30-s</text:p>
          </table:table-cell>
          <table:table-cell office:value-type="float" office:value="120" calcext:value-type="float">
            <text:p>120</text:p>
          </table:table-cell>
          <table:table-cell office:value-type="float" office:value="5.32624" calcext:value-type="float">
            <text:p>5.32624</text:p>
          </table:table-cell>
          <table:table-cell office:value-type="float" office:value="0.127467640350256" calcext:value-type="float">
            <text:p>0.127467640350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evel1</text:p>
          </table:table-cell>
          <table:table-cell office:value-type="float" office:value="10" calcext:value-type="float">
            <text:p>10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5.00000002185433" calcext:value-type="float">
            <text:p>5.000000021854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evel1m</text:p>
          </table:table-cell>
          <table:table-cell office:value-type="float" office:value="9" calcext:value-type="float">
            <text:p>9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5.00000006567535" calcext:value-type="float">
            <text:p>5.000000065675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evel2</text:p>
          </table:table-cell>
          <table:table-cell office:value-type="float" office:value="21" calcext:value-type="float">
            <text:p>21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-6599.99999960643" calcext:value-type="float">
            <text:p>-6599.999999606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evel2m</text:p>
          </table:table-cell>
          <table:table-cell office:value-type="float" office:value="21" calcext:value-type="float">
            <text:p>21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-6599.99999960643" calcext:value-type="float">
            <text:p>-6599.999999606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evel3</text:p>
          </table:table-cell>
          <table:table-cell office:value-type="float" office:value="11" calcext:value-type="float">
            <text:p>11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-12.6787120791689" calcext:value-type="float">
            <text:p>-12.67871207916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in</text:p>
          </table:table-cell>
          <table:table-cell office:value-type="float" office:value="7" calcext:value-type="float">
            <text:p>7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12.9999993816842" calcext:value-type="float">
            <text:p>12.99999938168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mpe</text:p>
          </table:table-cell>
          <table:table-cell office:value-type="float" office:value="90" calcext:value-type="float">
            <text:p>90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28.2500011136219" calcext:value-type="float">
            <text:p>28.2500011136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-cent-1</text:p>
          </table:table-cell>
          <table:table-cell office:value-type="float" office:value="15" calcext:value-type="float">
            <text:p>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6064734477378" calcext:value-type="float">
            <text:p>1.860647344773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-cent-2</text:p>
          </table:table-cell>
          <table:table-cell office:value-type="float" office:value="188" calcext:value-type="float">
            <text:p>18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00000000893939531369973" calcext:value-type="float">
            <text:p>-8.93939531369973E-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-cent-21</text:p>
          </table:table-cell>
          <table:table-cell office:value-type="float" office:value="47" calcext:value-type="float">
            <text:p>47</text:p>
          </table:table-cell>
          <table:table-cell office:value-type="float" office:value="0.0112" calcext:value-type="float">
            <text:p>0.0112</text:p>
          </table:table-cell>
          <table:table-cell office:value-type="float" office:value="3.4838156623618" calcext:value-type="float">
            <text:p>3.48381566236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-cent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-cent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-cent-4</text:p>
          </table:table-cell>
          <table:table-cell office:value-type="float" office:value="15" calcext:value-type="float">
            <text:p>15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3.0792014279405" calcext:value-type="float">
            <text:p>3.07920142794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lva</text:p>
          </table:table-cell>
          <table:table-cell office:value-type="float" office:value="11" calcext:value-type="float">
            <text:p>11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-0.999999965620731" calcext:value-type="float">
            <text:p>-0.9999999656207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f1</text:p>
          </table:table-cell>
          <table:table-cell office:value-type="float" office:value="10" calcext:value-type="float">
            <text:p>10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000000353765597862978" calcext:value-type="float">
            <text:p>3.53765597862978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1</text:p>
          </table:table-cell>
          <table:table-cell office:value-type="float" office:value="11" calcext:value-type="float">
            <text:p>11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-12.9999999998885" calcext:value-type="float">
            <text:p>-12.99999999988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10</text:p>
          </table:table-cell>
          <table:table-cell office:value-type="float" office:value="6" calcext:value-type="float">
            <text:p>6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-3.24999962986722" calcext:value-type="float">
            <text:p>-3.24999962986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2</text:p>
          </table:table-cell>
          <table:table-cell office:value-type="float" office:value="9" calcext:value-type="float">
            <text:p>9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-6.25" calcext:value-type="float">
            <text:p>-6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3</text:p>
          </table:table-cell>
          <table:table-cell office:value-type="float" office:value="8" calcext:value-type="float">
            <text:p>8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-5.99999998375149" calcext:value-type="float">
            <text:p>-5.999999983751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4</text:p>
          </table:table-cell>
          <table:table-cell office:value-type="float" office:value="13" calcext:value-type="float">
            <text:p>13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-36.9999999994836" calcext:value-type="float">
            <text:p>-36.99999999948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5</text:p>
          </table:table-cell>
          <table:table-cell office:value-type="float" office:value="8" calcext:value-type="float">
            <text:p>8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-0.999999998707956" calcext:value-type="float">
            <text:p>-0.9999999987079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6</text:p>
          </table:table-cell>
          <table:table-cell office:value-type="float" office:value="16" calcext:value-type="float">
            <text:p>16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-48.9999999863721" calcext:value-type="float">
            <text:p>-48.99999998637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7</text:p>
          </table:table-cell>
          <table:table-cell office:value-type="float" office:value="9" calcext:value-type="float">
            <text:p>9</text:p>
          </table:table-cell>
          <table:table-cell office:value-type="float" office:value="0.0065" calcext:value-type="float">
            <text:p>0.0065</text:p>
          </table:table-cell>
          <table:table-cell office:value-type="float" office:value="-25.9999998987168" calcext:value-type="float">
            <text:p>-25.99999989871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8</text:p>
          </table:table-cell>
          <table:table-cell office:value-type="float" office:value="6" calcext:value-type="float">
            <text:p>6</text:p>
          </table:table-cell>
          <table:table-cell office:value-type="float" office:value="0.0044" calcext:value-type="float">
            <text:p>0.0044</text:p>
          </table:table-cell>
          <table:table-cell office:value-type="float" office:value="-3.24999962986722" calcext:value-type="float">
            <text:p>-3.24999962986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1.9</text:p>
          </table:table-cell>
          <table:table-cell office:value-type="float" office:value="8" calcext:value-type="float">
            <text:p>8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11111111111208" calcext:value-type="float">
            <text:p>3.111111111112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1</text:p>
          </table:table-cell>
          <table:table-cell office:value-type="float" office:value="11" calcext:value-type="float">
            <text:p>11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17.0000000001182" calcext:value-type="float">
            <text:p>17.0000000001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2</text:p>
          </table:table-cell>
          <table:table-cell office:value-type="float" office:value="14" calcext:value-type="float">
            <text:p>14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99.9997995381654" calcext:value-type="float">
            <text:p>99.99979953816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3</text:p>
          </table:table-cell>
          <table:table-cell office:value-type="float" office:value="9" calcext:value-type="float">
            <text:p>9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5.00000015953408" calcext:value-type="float">
            <text:p>5.000000159534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4</text:p>
          </table:table-cell>
          <table:table-cell office:value-type="float" office:value="7" calcext:value-type="float">
            <text:p>7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3.99999999998246" calcext:value-type="float">
            <text:p>3.999999999982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5</text:p>
          </table:table-cell>
          <table:table-cell office:value-type="float" office:value="7" calcext:value-type="float">
            <text:p>7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8.99999999601606" calcext:value-type="float">
            <text:p>8.999999996016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6</text:p>
          </table:table-cell>
          <table:table-cell office:value-type="float" office:value="12" calcext:value-type="float">
            <text:p>12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-0.999999600011097" calcext:value-type="float">
            <text:p>-0.9999996000110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7</text:p>
          </table:table-cell>
          <table:table-cell office:value-type="float" office:value="11" calcext:value-type="float">
            <text:p>11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17.0000000001182" calcext:value-type="float">
            <text:p>17.0000000001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8</text:p>
          </table:table-cell>
          <table:table-cell office:value-type="float" office:value="9" calcext:value-type="float">
            <text:p>9</text:p>
          </table:table-cell>
          <table:table-cell office:value-type="float" office:value="0.0072" calcext:value-type="float">
            <text:p>0.0072</text:p>
          </table:table-cell>
          <table:table-cell office:value-type="float" office:value="1.50000000015469" calcext:value-type="float">
            <text:p>1.500000000154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9.2.9</text:p>
          </table:table-cell>
          <table:table-cell office:value-type="float" office:value="7" calcext:value-type="float">
            <text:p>7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2.00000000003983" calcext:value-type="float">
            <text:p>2.000000000039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p2</text:p>
          </table:table-cell>
          <table:table-cell office:value-type="float" office:value="7" calcext:value-type="float">
            <text:p>7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2.44046907602577E-023" calcext:value-type="float">
            <text:p>2.44046907602577E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p4-1</text:p>
          </table:table-cell>
          <table:table-cell office:value-type="float" office:value="14" calcext:value-type="float">
            <text:p>14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00000330545990252642" calcext:value-type="float">
            <text:p>3.30545990252642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p4-2</text:p>
          </table:table-cell>
          <table:table-cell office:value-type="float" office:value="14" calcext:value-type="float">
            <text:p>14</text:p>
          </table:table-cell>
          <table:table-cell office:value-type="float" office:value="0.04691" calcext:value-type="float">
            <text:p>0.04691</text:p>
          </table:table-cell>
          <table:table-cell office:value-type="float" office:value="0.0000000219569333812394" calcext:value-type="float">
            <text:p>2.19569333812394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p4-3</text:p>
          </table:table-cell>
          <table:table-cell office:value-type="float" office:value="16" calcext:value-type="float">
            <text:p>16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000000915440495943581" calcext:value-type="float">
            <text:p>9.15440495943581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p4-4</text:p>
          </table:table-cell>
          <table:table-cell office:value-type="float" office:value="19" calcext:value-type="float">
            <text:p>1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00000245515404634841" calcext:value-type="float">
            <text:p>2.45515404634841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uvin</text:p>
          </table:table-cell>
          <table:table-cell office:value-type="float" office:value="9" calcext:value-type="float">
            <text:p>9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0</text:p>
          </table:table-cell>
          <table:table-cell office:value-type="float" office:value="12" calcext:value-type="float">
            <text:p>12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-230.823206720693" calcext:value-type="float">
            <text:p>-230.8232067206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0m</text:p>
          </table:table-cell>
          <table:table-cell office:value-type="float" office:value="12" calcext:value-type="float">
            <text:p>1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-230.823206777555" calcext:value-type="float">
            <text:p>-230.823206777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1</text:p>
          </table:table-cell>
          <table:table-cell office:value-type="float" office:value="9" calcext:value-type="float">
            <text:p>9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-129.911923987619" calcext:value-type="float">
            <text:p>-129.9119239876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1m</text:p>
          </table:table-cell>
          <table:table-cell office:value-type="float" office:value="12" calcext:value-type="float">
            <text:p>12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-129.911923513708" calcext:value-type="float">
            <text:p>-129.9119235137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2</text:p>
          </table:table-cell>
          <table:table-cell office:value-type="float" office:value="11" calcext:value-type="float">
            <text:p>11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-36.9331067935612" calcext:value-type="float">
            <text:p>-36.9331067935612</text:p>
          </table:table-cell>
          <table:table-cell office:value-type="string" calcext:value-type="string">
            <text:p>`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nash12m</text:p>
          </table:table-cell>
          <table:table-cell office:value-type="float" office:value="11" calcext:value-type="float">
            <text:p>11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-36.9331067850239" calcext:value-type="float">
            <text:p>-36.9331067850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3</text:p>
          </table:table-cell>
          <table:table-cell office:value-type="float" office:value="11" calcext:value-type="float">
            <text:p>11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-7.06178327519102" calcext:value-type="float">
            <text:p>-7.061783275191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3m</text:p>
          </table:table-cell>
          <table:table-cell office:value-type="float" office:value="10" calcext:value-type="float">
            <text:p>10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-7.06178327001537" calcext:value-type="float">
            <text:p>-7.06178327001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4</text:p>
          </table:table-cell>
          <table:table-cell office:value-type="float" office:value="13" calcext:value-type="float">
            <text:p>13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-0.179046308912984" calcext:value-type="float">
            <text:p>-0.1790463089129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4m</text:p>
          </table:table-cell>
          <table:table-cell office:value-type="float" office:value="11" calcext:value-type="float">
            <text:p>11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-0.179046308906182" calcext:value-type="float">
            <text:p>-0.179046308906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5</text:p>
          </table:table-cell>
          <table:table-cell office:value-type="float" office:value="14" calcext:value-type="float">
            <text:p>14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-354.699058808432" calcext:value-type="float">
            <text:p>-354.6990588084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5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ash16</text:p>
          </table:table-cell>
          <table:table-cell office:value-type="float" office:value="12" calcext:value-type="float">
            <text:p>12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-241.441976592548" calcext:value-type="float">
            <text:p>-241.4419765925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6m</text:p>
          </table:table-cell>
          <table:table-cell/>
          <table:table-cell office:value-type="float" office:value="0.00114" calcext:value-type="float">
            <text:p>0.00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nash17</text:p>
          </table:table-cell>
          <table:table-cell office:value-type="float" office:value="11" calcext:value-type="float">
            <text:p>1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-90.7491017833837" calcext:value-type="float">
            <text:p>-90.7491017833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7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ash18</text:p>
          </table:table-cell>
          <table:table-cell office:value-type="float" office:value="11" calcext:value-type="float">
            <text:p>11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-25.6982152711324" calcext:value-type="float">
            <text:p>-25.69821527113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8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ash19</text:p>
          </table:table-cell>
          <table:table-cell office:value-type="float" office:value="10" calcext:value-type="float">
            <text:p>10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-6.11670822853354" calcext:value-type="float">
            <text:p>-6.11670822853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ash19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konsen</text:p>
          </table:table-cell>
          <table:table-cell office:value-type="float" office:value="9" calcext:value-type="float">
            <text:p>9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24.3668142866353" calcext:value-type="float">
            <text:p>24.36681428663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s044-i</text:p>
          </table:table-cell>
          <table:table-cell office:value-type="float" office:value="16" calcext:value-type="float">
            <text:p>16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17.0901220110019" calcext:value-type="float">
            <text:p>17.09012201100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1-16</text:p>
          </table:table-cell>
          <table:table-cell office:value-type="float" office:value="17" calcext:value-type="float">
            <text:p>17</text:p>
          </table:table-cell>
          <table:table-cell office:value-type="float" office:value="0.44899" calcext:value-type="float">
            <text:p>0.44899</text:p>
          </table:table-cell>
          <table:table-cell office:value-type="float" office:value="0.00000000445107140037365" calcext:value-type="float">
            <text:p>4.45107140037365E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1-32</text:p>
          </table:table-cell>
          <table:table-cell office:value-type="float" office:value="112" calcext:value-type="float">
            <text:p>112</text:p>
          </table:table-cell>
          <table:table-cell office:value-type="float" office:value="10.16869" calcext:value-type="float">
            <text:p>10.16869</text:p>
          </table:table-cell>
          <table:table-cell office:value-type="float" office:value="0.000000297693660656329" calcext:value-type="float">
            <text:p>2.97693660656329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1-8</text:p>
          </table:table-cell>
          <table:table-cell office:value-type="float" office:value="12" calcext:value-type="float">
            <text:p>12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000000000664243338510892" calcext:value-type="float">
            <text:p>6.64243338510892E-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1c-16</text:p>
          </table:table-cell>
          <table:table-cell office:value-type="float" office:value="47" calcext:value-type="float">
            <text:p>47</text:p>
          </table:table-cell>
          <table:table-cell office:value-type="float" office:value="1.34402" calcext:value-type="float">
            <text:p>1.34402</text:p>
          </table:table-cell>
          <table:table-cell office:value-type="float" office:value="0.000000000959387583606331" calcext:value-type="float">
            <text:p>9.59387583606331E-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1c-32</text:p>
          </table:table-cell>
          <table:table-cell office:value-type="float" office:value="148" calcext:value-type="float">
            <text:p>148</text:p>
          </table:table-cell>
          <table:table-cell office:value-type="float" office:value="12.82839" calcext:value-type="float">
            <text:p>12.82839</text:p>
          </table:table-cell>
          <table:table-cell office:value-type="float" office:value="0.0000098294013003628" calcext:value-type="float">
            <text:p>9.8294013003628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1c-8</text:p>
          </table:table-cell>
          <table:table-cell office:value-type="float" office:value="15" calcext:value-type="float">
            <text:p>15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0000000687951472333343" calcext:value-type="float">
            <text:p>6.87951472333343E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2-16</text:p>
          </table:table-cell>
          <table:table-cell office:value-type="float" office:value="87" calcext:value-type="float">
            <text:p>87</text:p>
          </table:table-cell>
          <table:table-cell office:value-type="float" office:value="1.75125" calcext:value-type="float">
            <text:p>1.75125</text:p>
          </table:table-cell>
          <table:table-cell office:value-type="float" office:value="0.00299779268829992" calcext:value-type="float">
            <text:p>0.00299779268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2-32</text:p>
          </table:table-cell>
          <table:table-cell office:value-type="float" office:value="190" calcext:value-type="float">
            <text:p>190</text:p>
          </table:table-cell>
          <table:table-cell office:value-type="float" office:value="18.59621" calcext:value-type="float">
            <text:p>18.59621</text:p>
          </table:table-cell>
          <table:table-cell office:value-type="float" office:value="0.0017517696746505" calcext:value-type="float">
            <text:p>0.0017517696746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2-8</text:p>
          </table:table-cell>
          <table:table-cell office:value-type="float" office:value="17" calcext:value-type="float">
            <text:p>17</text:p>
          </table:table-cell>
          <table:table-cell office:value-type="float" office:value="0.05294" calcext:value-type="float">
            <text:p>0.05294</text:p>
          </table:table-cell>
          <table:table-cell office:value-type="float" office:value="0.00451787867759781" calcext:value-type="float">
            <text:p>0.0045178786775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2c-16</text:p>
          </table:table-cell>
          <table:table-cell office:value-type="float" office:value="50" calcext:value-type="float">
            <text:p>50</text:p>
          </table:table-cell>
          <table:table-cell office:value-type="float" office:value="1.2159" calcext:value-type="float">
            <text:p>1.2159</text:p>
          </table:table-cell>
          <table:table-cell office:value-type="float" office:value="0.00360042587959819" calcext:value-type="float">
            <text:p>0.0036004258795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2c-32</text:p>
          </table:table-cell>
          <table:table-cell office:value-type="float" office:value="145" calcext:value-type="float">
            <text:p>145</text:p>
          </table:table-cell>
          <table:table-cell office:value-type="float" office:value="17.08433" calcext:value-type="float">
            <text:p>17.08433</text:p>
          </table:table-cell>
          <table:table-cell office:value-type="float" office:value="0.00243749782830992" calcext:value-type="float">
            <text:p>0.002437497828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id-set2c-8</text:p>
          </table:table-cell>
          <table:table-cell office:value-type="float" office:value="24" calcext:value-type="float">
            <text:p>24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0.00547137168021207" calcext:value-type="float">
            <text:p>0.0054713716802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r1</text:p>
          </table:table-cell>
          <table:table-cell office:value-type="float" office:value="5" calcext:value-type="float">
            <text:p>5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500000000314702" calcext:value-type="float">
            <text:p>0.500000000314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r2</text:p>
          </table:table-cell>
          <table:table-cell office:value-type="float" office:value="5" calcext:value-type="float">
            <text:p>5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499999999992686" calcext:value-type="float">
            <text:p>0.4999999999926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h1</text:p>
          </table:table-cell>
          <table:table-cell office:value-type="float" office:value="4" calcext:value-type="float">
            <text:p>4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00000201280014893617" calcext:value-type="float">
            <text:p>2.01280014893617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h2</text:p>
          </table:table-cell>
          <table:table-cell office:value-type="float" office:value="6" calcext:value-type="float">
            <text:p>6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000000118598916097853" calcext:value-type="float">
            <text:p>1.18598916097853E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h3</text:p>
          </table:table-cell>
          <table:table-cell office:value-type="float" office:value="8" calcext:value-type="float">
            <text:p>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99999999002426" calcext:value-type="float">
            <text:p>0.4999999990024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wet1-050</text:p>
          </table:table-cell>
          <table:table-cell office:value-type="float" office:value="11" calcext:value-type="float">
            <text:p>11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39973495249504" calcext:value-type="float">
            <text:p>0.013997349524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wet1-100</text:p>
          </table:table-cell>
          <table:table-cell office:value-type="float" office:value="16" calcext:value-type="float">
            <text:p>16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137349021590001" calcext:value-type="float">
            <text:p>0.013734902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wet1-200</text:p>
          </table:table-cell>
          <table:table-cell office:value-type="float" office:value="40" calcext:value-type="float">
            <text:p>40</text:p>
          </table:table-cell>
          <table:table-cell office:value-type="float" office:value="0.17334" calcext:value-type="float">
            <text:p>0.17334</text:p>
          </table:table-cell>
          <table:table-cell office:value-type="float" office:value="0.0170820913477858" calcext:value-type="float">
            <text:p>0.017082091347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eiro</text:p>
          </table:table-cell>
          <table:table-cell office:value-type="float" office:value="29" calcext:value-type="float">
            <text:p>29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37.5300233034336" calcext:value-type="float">
            <text:p>37.53002330343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eiroB</text:p>
          </table:table-cell>
          <table:table-cell office:value-type="float" office:value="57" calcext:value-type="float">
            <text:p>57</text:p>
          </table:table-cell>
          <table:table-cell office:value-type="float" office:value="0.09032" calcext:value-type="float">
            <text:p>0.09032</text:p>
          </table:table-cell>
          <table:table-cell office:value-type="float" office:value="827.859480432835" calcext:value-type="float">
            <text:p>827.8594804328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sh1a</text:p>
          </table:table-cell>
          <table:table-cell office:value-type="float" office:value="5" calcext:value-type="float">
            <text:p>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6.51295717559204E-018" calcext:value-type="float">
            <text:p>6.51295717559204E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sh1b</text:p>
          </table:table-cell>
          <table:table-cell office:value-type="float" office:value="5" calcext:value-type="float">
            <text:p>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6.51295717559204E-018" calcext:value-type="float">
            <text:p>6.51295717559204E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sh1c</text:p>
          </table:table-cell>
          <table:table-cell office:value-type="float" office:value="5" calcext:value-type="float">
            <text:p>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6.51295717559204E-018" calcext:value-type="float">
            <text:p>6.51295717559204E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sh1d</text:p>
          </table:table-cell>
          <table:table-cell office:value-type="float" office:value="5" calcext:value-type="float">
            <text:p>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6.51295717559204E-018" calcext:value-type="float">
            <text:p>6.51295717559204E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sh1e</text:p>
          </table:table-cell>
          <table:table-cell office:value-type="float" office:value="5" calcext:value-type="float">
            <text:p>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6.51295717559204E-018" calcext:value-type="float">
            <text:p>6.51295717559204E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rata31</text:p>
          </table:table-cell>
          <table:table-cell office:value-type="float" office:value="7" calcext:value-type="float">
            <text:p>7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3.20770002364929" calcext:value-type="float">
            <text:p>3.20770002364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rata32</text:p>
          </table:table-cell>
          <table:table-cell office:value-type="float" office:value="6" calcext:value-type="float">
            <text:p>6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3.44940356835758" calcext:value-type="float">
            <text:p>3.449403568357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rata33</text:p>
          </table:table-cell>
          <table:table-cell office:value-type="float" office:value="11" calcext:value-type="float">
            <text:p>11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4.60425316136462" calcext:value-type="float">
            <text:p>4.60425316136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rata34</text:p>
          </table:table-cell>
          <table:table-cell office:value-type="float" office:value="7" calcext:value-type="float">
            <text:p>7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6.59268383074451" calcext:value-type="float">
            <text:p>6.592683830744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1-16</text:p>
          </table:table-cell>
          <table:table-cell office:value-type="float" office:value="21" calcext:value-type="float">
            <text:p>21</text:p>
          </table:table-cell>
          <table:table-cell office:value-type="float" office:value="0.21719" calcext:value-type="float">
            <text:p>0.21719</text:p>
          </table:table-cell>
          <table:table-cell office:value-type="float" office:value="0.616951408136037" calcext:value-type="float">
            <text:p>0.616951408136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1-32</text:p>
          </table:table-cell>
          <table:table-cell office:value-type="float" office:value="28" calcext:value-type="float">
            <text:p>28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0.652979286150004" calcext:value-type="float">
            <text:p>0.65297928615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1-8</text:p>
          </table:table-cell>
          <table:table-cell office:value-type="float" office:value="21" calcext:value-type="float">
            <text:p>21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600000008231609" calcext:value-type="float">
            <text:p>0.6000000082316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1c-16</text:p>
          </table:table-cell>
          <table:table-cell office:value-type="float" office:value="15" calcext:value-type="float">
            <text:p>15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623042855772536" calcext:value-type="float">
            <text:p>0.623042855772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1c-32</text:p>
          </table:table-cell>
          <table:table-cell office:value-type="float" office:value="30" calcext:value-type="float">
            <text:p>30</text:p>
          </table:table-cell>
          <table:table-cell office:value-type="float" office:value="1.31951" calcext:value-type="float">
            <text:p>1.31951</text:p>
          </table:table-cell>
          <table:table-cell office:value-type="float" office:value="0.661443158731768" calcext:value-type="float">
            <text:p>0.661443158731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1c-8</text:p>
          </table:table-cell>
          <table:table-cell office:value-type="float" office:value="27" calcext:value-type="float">
            <text:p>27</text:p>
          </table:table-cell>
          <table:table-cell office:value-type="float" office:value="0.04799" calcext:value-type="float">
            <text:p>0.04799</text:p>
          </table:table-cell>
          <table:table-cell office:value-type="float" office:value="0.600000000063762" calcext:value-type="float">
            <text:p>0.6000000000637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2-16</text:p>
          </table:table-cell>
          <table:table-cell office:value-type="float" office:value="18" calcext:value-type="float">
            <text:p>18</text:p>
          </table:table-cell>
          <table:table-cell office:value-type="float" office:value="0.16809" calcext:value-type="float">
            <text:p>0.16809</text:p>
          </table:table-cell>
          <table:table-cell office:value-type="float" office:value="0.727135442061923" calcext:value-type="float">
            <text:p>0.7271354420619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2-32</text:p>
          </table:table-cell>
          <table:table-cell office:value-type="float" office:value="43" calcext:value-type="float">
            <text:p>43</text:p>
          </table:table-cell>
          <table:table-cell office:value-type="float" office:value="2.60483" calcext:value-type="float">
            <text:p>2.60483</text:p>
          </table:table-cell>
          <table:table-cell office:value-type="float" office:value="0.782604000306272" calcext:value-type="float">
            <text:p>0.782604000306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2-8</text:p>
          </table:table-cell>
          <table:table-cell office:value-type="float" office:value="10" calcext:value-type="float">
            <text:p>10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673117142517734" calcext:value-type="float">
            <text:p>0.673117142517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2c-16</text:p>
          </table:table-cell>
          <table:table-cell office:value-type="float" office:value="15" calcext:value-type="float">
            <text:p>15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727467594512014" calcext:value-type="float">
            <text:p>0.7274675945120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2c-32</text:p>
          </table:table-cell>
          <table:table-cell office:value-type="float" office:value="22" calcext:value-type="float">
            <text:p>22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782943928709828" calcext:value-type="float">
            <text:p>0.7829439287098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comp2c-8</text:p>
          </table:table-cell>
          <table:table-cell office:value-type="float" office:value="13" calcext:value-type="float">
            <text:p>1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0.673458192747919" calcext:value-type="float">
            <text:p>0.673458192747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-16</text:p>
          </table:table-cell>
          <table:table-cell office:value-type="float" office:value="17" calcext:value-type="float">
            <text:p>17</text:p>
          </table:table-cell>
          <table:table-cell office:value-type="float" office:value="0.11786" calcext:value-type="float">
            <text:p>0.11786</text:p>
          </table:table-cell>
          <table:table-cell office:value-type="float" office:value="0.826012714479476" calcext:value-type="float">
            <text:p>0.826012714479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-32</text:p>
          </table:table-cell>
          <table:table-cell office:value-type="float" office:value="36" calcext:value-type="float">
            <text:p>36</text:p>
          </table:table-cell>
          <table:table-cell office:value-type="float" office:value="1.71459" calcext:value-type="float">
            <text:p>1.71459</text:p>
          </table:table-cell>
          <table:table-cell office:value-type="float" office:value="0.850894605258533" calcext:value-type="float">
            <text:p>0.8508946052585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-4</text:p>
          </table:table-cell>
          <table:table-cell office:value-type="float" office:value="8" calcext:value-type="float">
            <text:p>8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718891053787684" calcext:value-type="float">
            <text:p>0.7188910537876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-8</text:p>
          </table:table-cell>
          <table:table-cell office:value-type="float" office:value="13" calcext:value-type="float">
            <text:p>13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787931845910523" calcext:value-type="float">
            <text:p>0.7879318459105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c-16</text:p>
          </table:table-cell>
          <table:table-cell office:value-type="float" office:value="17" calcext:value-type="float">
            <text:p>17</text:p>
          </table:table-cell>
          <table:table-cell office:value-type="float" office:value="0.13123" calcext:value-type="float">
            <text:p>0.13123</text:p>
          </table:table-cell>
          <table:table-cell office:value-type="float" office:value="0.826498482278718" calcext:value-type="float">
            <text:p>0.826498482278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c-32</text:p>
          </table:table-cell>
          <table:table-cell office:value-type="float" office:value="26" calcext:value-type="float">
            <text:p>26</text:p>
          </table:table-cell>
          <table:table-cell office:value-type="float" office:value="1.21939" calcext:value-type="float">
            <text:p>1.21939</text:p>
          </table:table-cell>
          <table:table-cell office:value-type="float" office:value="0.851640707995775" calcext:value-type="float">
            <text:p>0.8516407079957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c-4</text:p>
          </table:table-cell>
          <table:table-cell office:value-type="float" office:value="8" calcext:value-type="float">
            <text:p>8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721007167273111" calcext:value-type="float">
            <text:p>0.721007167273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c-8</text:p>
          </table:table-cell>
          <table:table-cell office:value-type="float" office:value="13" calcext:value-type="float">
            <text:p>13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788300145342141" calcext:value-type="float">
            <text:p>0.788300145342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p-16</text:p>
          </table:table-cell>
          <table:table-cell office:value-type="float" office:value="16" calcext:value-type="float">
            <text:p>16</text:p>
          </table:table-cell>
          <table:table-cell office:value-type="float" office:value="0.13578" calcext:value-type="float">
            <text:p>0.13578</text:p>
          </table:table-cell>
          <table:table-cell office:value-type="float" office:value="0.826012755525874" calcext:value-type="float">
            <text:p>0.8260127555258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p-32</text:p>
          </table:table-cell>
          <table:table-cell office:value-type="float" office:value="25" calcext:value-type="float">
            <text:p>25</text:p>
          </table:table-cell>
          <table:table-cell office:value-type="float" office:value="1.06414" calcext:value-type="float">
            <text:p>1.06414</text:p>
          </table:table-cell>
          <table:table-cell office:value-type="float" office:value="0.850894603902105" calcext:value-type="float">
            <text:p>0.850894603902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p-4</text:p>
          </table:table-cell>
          <table:table-cell office:value-type="float" office:value="6" calcext:value-type="float">
            <text:p>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600000000093238" calcext:value-type="float">
            <text:p>0.6000000000932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1p-8</text:p>
          </table:table-cell>
          <table:table-cell office:value-type="float" office:value="22" calcext:value-type="float">
            <text:p>22</text:p>
          </table:table-cell>
          <table:table-cell office:value-type="float" office:value="0.04253" calcext:value-type="float">
            <text:p>0.04253</text:p>
          </table:table-cell>
          <table:table-cell office:value-type="float" office:value="0.787931848970734" calcext:value-type="float">
            <text:p>0.787931848970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-rig2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-rig2-4</text:p>
          </table:table-cell>
          <table:table-cell office:value-type="float" office:value="8" calcext:value-type="float">
            <text:p>8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694530357023048" calcext:value-type="float">
            <text:p>0.6945303570230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-8</text:p>
          </table:table-cell>
          <table:table-cell office:value-type="float" office:value="14" calcext:value-type="float">
            <text:p>1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0404306208178" calcext:value-type="float">
            <text:p>0.7804043062081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c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-rig2c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-rig2c-4</text:p>
          </table:table-cell>
          <table:table-cell office:value-type="float" office:value="8" calcext:value-type="float">
            <text:p>8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711527873234928" calcext:value-type="float">
            <text:p>0.7115278732349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c-8</text:p>
          </table:table-cell>
          <table:table-cell office:value-type="float" office:value="14" calcext:value-type="float">
            <text:p>14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799305826083922" calcext:value-type="float">
            <text:p>0.7993058260839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p-16</text:p>
          </table:table-cell>
          <table:table-cell office:value-type="float" office:value="32" calcext:value-type="float">
            <text:p>32</text:p>
          </table:table-cell>
          <table:table-cell office:value-type="float" office:value="0.34899" calcext:value-type="float">
            <text:p>0.34899</text:p>
          </table:table-cell>
          <table:table-cell office:value-type="float" office:value="1.08514070390291" calcext:value-type="float">
            <text:p>1.085140703902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p-32</text:p>
          </table:table-cell>
          <table:table-cell office:value-type="float" office:value="27" calcext:value-type="float">
            <text:p>27</text:p>
          </table:table-cell>
          <table:table-cell office:value-type="float" office:value="1.93377" calcext:value-type="float">
            <text:p>1.93377</text:p>
          </table:table-cell>
          <table:table-cell office:value-type="float" office:value="1.13588541071996" calcext:value-type="float">
            <text:p>1.13588541071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p-4</text:p>
          </table:table-cell>
          <table:table-cell office:value-type="float" office:value="7" calcext:value-type="float">
            <text:p>7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6000000062838" calcext:value-type="float">
            <text:p>0.6000000062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2p-8</text:p>
          </table:table-cell>
          <table:table-cell office:value-type="float" office:value="16" calcext:value-type="float">
            <text:p>16</text:p>
          </table:table-cell>
          <table:table-cell office:value-type="float" office:value="0.10328" calcext:value-type="float">
            <text:p>0.10328</text:p>
          </table:table-cell>
          <table:table-cell office:value-type="float" office:value="0.780404298095022" calcext:value-type="float">
            <text:p>0.780404298095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-16</text:p>
          </table:table-cell>
          <table:table-cell office:value-type="float" office:value="22" calcext:value-type="float">
            <text:p>22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.800430531131004" calcext:value-type="float">
            <text:p>0.800430531131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-32</text:p>
          </table:table-cell>
          <table:table-cell office:value-type="float" office:value="265" calcext:value-type="float">
            <text:p>265</text:p>
          </table:table-cell>
          <table:table-cell office:value-type="float" office:value="25.10576" calcext:value-type="float">
            <text:p>25.10576</text:p>
          </table:table-cell>
          <table:table-cell office:value-type="float" office:value="0.88640838253626" calcext:value-type="float">
            <text:p>0.886408382536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-4</text:p>
          </table:table-cell>
          <table:table-cell office:value-type="float" office:value="8" calcext:value-type="float">
            <text:p>8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666187745529177" calcext:value-type="float">
            <text:p>0.666187745529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-8</text:p>
          </table:table-cell>
          <table:table-cell office:value-type="float" office:value="14" calcext:value-type="float">
            <text:p>14</text:p>
          </table:table-cell>
          <table:table-cell office:value-type="float" office:value="0.03199" calcext:value-type="float">
            <text:p>0.03199</text:p>
          </table:table-cell>
          <table:table-cell office:value-type="float" office:value="0.73520210799245" calcext:value-type="float">
            <text:p>0.735202107992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c-16</text:p>
          </table:table-cell>
          <table:table-cell office:value-type="float" office:value="24" calcext:value-type="float">
            <text:p>24</text:p>
          </table:table-cell>
          <table:table-cell office:value-type="float" office:value="0.30749" calcext:value-type="float">
            <text:p>0.30749</text:p>
          </table:table-cell>
          <table:table-cell office:value-type="float" office:value="0.818600369834949" calcext:value-type="float">
            <text:p>0.8186003698349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c-32</text:p>
          </table:table-cell>
          <table:table-cell office:value-type="float" office:value="35" calcext:value-type="float">
            <text:p>35</text:p>
          </table:table-cell>
          <table:table-cell office:value-type="float" office:value="1.73274" calcext:value-type="float">
            <text:p>1.73274</text:p>
          </table:table-cell>
          <table:table-cell office:value-type="float" office:value="0.908909722980158" calcext:value-type="float">
            <text:p>0.9089097229801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c-4</text:p>
          </table:table-cell>
          <table:table-cell office:value-type="float" office:value="8" calcext:value-type="float">
            <text:p>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682772804853827" calcext:value-type="float">
            <text:p>0.6827728048538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ck-rig3c-8</text:p>
          </table:table-cell>
          <table:table-cell office:value-type="float" office:value="13" calcext:value-type="float">
            <text:p>13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753472622403843" calcext:value-type="float">
            <text:p>0.7534726224038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15" calcext:value-type="float">
            <text:p>15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00150729174590847" calcext:value-type="float">
            <text:p>1.50729174590847E-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14" calcext:value-type="float">
            <text:p>14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00146131556432196" calcext:value-type="float">
            <text:p>1.46131556432196E-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2" calcext:value-type="float">
            <text:p>12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000110494344908234" calcext:value-type="float">
            <text:p>1.10494344908234E-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13" calcext:value-type="float">
            <text:p>13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000316327322150084" calcext:value-type="float">
            <text:p>3.16327322150084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12" calcext:value-type="float">
            <text:p>1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00723147047191942" calcext:value-type="float">
            <text:p>7.23147047191942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100-1</text:p>
          </table:table-cell>
          <table:table-cell office:value-type="float" office:value="18" calcext:value-type="float">
            <text:p>18</text:p>
          </table:table-cell>
          <table:table-cell office:value-type="float" office:value="0.24012" calcext:value-type="float">
            <text:p>0.24012</text:p>
          </table:table-cell>
          <table:table-cell office:value-type="float" office:value="0.109245123474166" calcext:value-type="float">
            <text:p>0.109245123474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100-2</text:p>
          </table:table-cell>
          <table:table-cell office:value-type="float" office:value="47" calcext:value-type="float">
            <text:p>47</text:p>
          </table:table-cell>
          <table:table-cell office:value-type="float" office:value="0.696" calcext:value-type="float">
            <text:p>0.696</text:p>
          </table:table-cell>
          <table:table-cell office:value-type="float" office:value="-6.43005575991647" calcext:value-type="float">
            <text:p>-6.430055759916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100-3</text:p>
          </table:table-cell>
          <table:table-cell office:value-type="float" office:value="22" calcext:value-type="float">
            <text:p>22</text:p>
          </table:table-cell>
          <table:table-cell office:value-type="float" office:value="0.24193" calcext:value-type="float">
            <text:p>0.24193</text:p>
          </table:table-cell>
          <table:table-cell office:value-type="float" office:value="-5.48057952811338" calcext:value-type="float">
            <text:p>-5.480579528113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100-4</text:p>
          </table:table-cell>
          <table:table-cell office:value-type="float" office:value="19" calcext:value-type="float">
            <text:p>19</text:p>
          </table:table-cell>
          <table:table-cell office:value-type="float" office:value="0.265" calcext:value-type="float">
            <text:p>0.265</text:p>
          </table:table-cell>
          <table:table-cell office:value-type="float" office:value="-1.3679798885002" calcext:value-type="float">
            <text:p>-1.367979888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200-1</text:p>
          </table:table-cell>
          <table:table-cell office:value-type="float" office:value="27" calcext:value-type="float">
            <text:p>27</text:p>
          </table:table-cell>
          <table:table-cell office:value-type="float" office:value="1.48384" calcext:value-type="float">
            <text:p>1.48384</text:p>
          </table:table-cell>
          <table:table-cell office:value-type="float" office:value="-1.93482968732399" calcext:value-type="float">
            <text:p>-1.934829687323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200-2</text:p>
          </table:table-cell>
          <table:table-cell office:value-type="float" office:value="116" calcext:value-type="float">
            <text:p>116</text:p>
          </table:table-cell>
          <table:table-cell office:value-type="float" office:value="10.40283" calcext:value-type="float">
            <text:p>10.40283</text:p>
          </table:table-cell>
          <table:table-cell office:value-type="float" office:value="-21.7652951840544" calcext:value-type="float">
            <text:p>-21.7652951840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200-3</text:p>
          </table:table-cell>
          <table:table-cell office:value-type="float" office:value="158" calcext:value-type="float">
            <text:p>158</text:p>
          </table:table-cell>
          <table:table-cell office:value-type="float" office:value="10.77974" calcext:value-type="float">
            <text:p>10.77974</text:p>
          </table:table-cell>
          <table:table-cell office:value-type="float" office:value="-1.79609978798998" calcext:value-type="float">
            <text:p>-1.79609978798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-200-4</text:p>
          </table:table-cell>
          <table:table-cell office:value-type="float" office:value="119" calcext:value-type="float">
            <text:p>119</text:p>
          </table:table-cell>
          <table:table-cell office:value-type="float" office:value="9.83813" calcext:value-type="float">
            <text:p>9.83813</text:p>
          </table:table-cell>
          <table:table-cell office:value-type="float" office:value="-5.062769428455" calcext:value-type="float">
            <text:p>-5.062769428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1</text:p>
          </table:table-cell>
          <table:table-cell office:value-type="float" office:value="6" calcext:value-type="float">
            <text:p>6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80.0000000480161" calcext:value-type="float">
            <text:p>80.0000000480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c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ph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ph2</text:p>
          </table:table-cell>
          <table:table-cell office:value-type="float" office:value="15" calcext:value-type="float">
            <text:p>15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00000000000468781109094367" calcext:value-type="float">
            <text:p>-4.68781109094367E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phmod</text:p>
          </table:table-cell>
          <table:table-cell office:value-type="float" office:value="155" calcext:value-type="float">
            <text:p>155</text:p>
          </table:table-cell>
          <table:table-cell office:value-type="float" office:value="2.10407" calcext:value-type="float">
            <text:p>2.10407</text:p>
          </table:table-cell>
          <table:table-cell office:value-type="float" office:value="-676.894703110205" calcext:value-type="float">
            <text:p>-676.894703110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e1</text:p>
          </table:table-cell>
          <table:table-cell office:value-type="float" office:value="7" calcext:value-type="float">
            <text:p>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999999999583685" calcext:value-type="float">
            <text:p>0.999999999583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e2</text:p>
          </table:table-cell>
          <table:table-cell office:value-type="float" office:value="5" calcext:value-type="float">
            <text:p>5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999999999960024" calcext:value-type="float">
            <text:p>0.999999999960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e3</text:p>
          </table:table-cell>
          <table:table-cell office:value-type="float" office:value="7" calcext:value-type="float">
            <text:p>7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999999995993331" calcext:value-type="float">
            <text:p>0.999999995993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e4</text:p>
          </table:table-cell>
          <table:table-cell office:value-type="float" office:value="7" calcext:value-type="float">
            <text:p>7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999999555326724" calcext:value-type="float">
            <text:p>0.9999995553267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e5</text:p>
          </table:table-cell>
          <table:table-cell office:value-type="float" office:value="5" calcext:value-type="float">
            <text:p>5</text:p>
          </table:table-cell>
          <table:table-cell office:value-type="float" office:value="0.0106" calcext:value-type="float">
            <text:p>0.0106</text:p>
          </table:table-cell>
          <table:table-cell office:value-type="float" office:value="99.9999992214422" calcext:value-type="float">
            <text:p>99.99999922144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oltes1</text:p>
          </table:table-cell>
          <table:table-cell office:value-type="float" office:value="5" calcext:value-type="float">
            <text:p>5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2.00000020157287" calcext:value-type="float">
            <text:p>2.000000201572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oltes2</text:p>
          </table:table-cell>
          <table:table-cell office:value-type="float" office:value="5" calcext:value-type="float">
            <text:p>5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15.0000451129457" calcext:value-type="float">
            <text:p>15.00004511294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oltes3</text:p>
          </table:table-cell>
          <table:table-cell office:value-type="float" office:value="4" calcext:value-type="float">
            <text:p>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499999999910899" calcext:value-type="float">
            <text:p>0.4999999999108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oltes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oltes5</text:p>
          </table:table-cell>
          <table:table-cell office:value-type="float" office:value="5" calcext:value-type="float">
            <text:p>5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1.00000000000045" calcext:value-type="float">
            <text:p>1.000000000000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ouxfls</text:p>
          </table:table-cell>
          <table:table-cell office:value-type="float" office:value="50" calcext:value-type="float">
            <text:p>50</text:p>
          </table:table-cell>
          <table:table-cell office:value-type="float" office:value="4.14646" calcext:value-type="float">
            <text:p>4.14646</text:p>
          </table:table-cell>
          <table:table-cell office:value-type="float" office:value="208.257981287962" calcext:value-type="float">
            <text:p>208.257981287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ouxfls1</text:p>
          </table:table-cell>
          <table:table-cell office:value-type="float" office:value="105" calcext:value-type="float">
            <text:p>105</text:p>
          </table:table-cell>
          <table:table-cell office:value-type="float" office:value="9.24153" calcext:value-type="float">
            <text:p>9.24153</text:p>
          </table:table-cell>
          <table:table-cell office:value-type="float" office:value="979.386337727388" calcext:value-type="float">
            <text:p>979.3863377273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1</text:p>
          </table:table-cell>
          <table:table-cell office:value-type="float" office:value="15" calcext:value-type="float">
            <text:p>15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010022675657131" calcext:value-type="float">
            <text:p>0.0001002267565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ckelberg1</text:p>
          </table:table-cell>
          <table:table-cell office:value-type="float" office:value="7" calcext:value-type="float">
            <text:p>7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-3266.66666666661" calcext:value-type="float">
            <text:p>-3266.666666666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p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mcp</text:p>
          </table:table-cell>
          <table:table-cell office:value-type="float" office:value="8" calcext:value-type="float">
            <text:p>8</text:p>
          </table:table-cell>
          <table:table-cell office:value-type="float" office:value="0.03584" calcext:value-type="float">
            <text:p>0.03584</text:p>
          </table:table-cell>
          <table:table-cell office:value-type="float" office:value="0.818704983219795" calcext:value-type="float">
            <text:p>0.8187049832197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-FL</text:p>
          </table:table-cell>
          <table:table-cell office:value-type="float" office:value="168" calcext:value-type="float">
            <text:p>168</text:p>
          </table:table-cell>
          <table:table-cell office:value-type="float" office:value="0.63634" calcext:value-type="float">
            <text:p>0.63634</text:p>
          </table:table-cell>
          <table:table-cell office:value-type="float" office:value="3304.59407254638" calcext:value-type="float">
            <text:p>3304.594072546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-net</text:p>
          </table:table-cell>
          <table:table-cell office:value-type="float" office:value="67" calcext:value-type="float">
            <text:p>67</text:p>
          </table:table-cell>
          <table:table-cell office:value-type="float" office:value="0.06962" calcext:value-type="float">
            <text:p>0.06962</text:p>
          </table:table-cell>
          <table:table-cell office:value-type="float" office:value="1016.09809888197" calcext:value-type="float">
            <text:p>1016.09809888197</text:p>
          </table:table-cell>
          <table:table-cell table:number-columns-repeated="1015"/>
        </table:table-row>
        <table:table-row table:style-name="ro1" table:number-rows-repeated="104837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6:57:32.370691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5T07:54:21.174207670</dc:date>
    <meta:editing-duration>PT28M9S</meta:editing-duration>
    <meta:editing-cycles>8</meta:editing-cycles>
    <meta:generator>LibreOffice/6.0.7.3$Linux_X86_64 LibreOffice_project/00m0$Build-3</meta:generator>
    <meta:document-statistic meta:table-count="1" meta:cell-count="729" meta:object-count="0"/>
  </office:meta>
</office:document-meta>
</file>